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3e09" officeooo:paragraph-rsid="00193e09"/>
    </style:style>
    <style:style style:name="P2" style:family="paragraph" style:parent-style-name="Standard">
      <style:text-properties officeooo:rsid="00195f45" officeooo:paragraph-rsid="00195f45"/>
    </style:style>
    <style:style style:name="P3" style:family="paragraph" style:parent-style-name="Standard" style:list-style-name="L1">
      <style:text-properties officeooo:rsid="00195f45" officeooo:paragraph-rsid="00195f45"/>
    </style:style>
    <style:style style:name="P4" style:family="paragraph" style:parent-style-name="Standard" style:list-style-name="L1">
      <style:text-properties officeooo:rsid="001c8809" officeooo:paragraph-rsid="001c8809"/>
    </style:style>
    <style:style style:name="P5" style:family="paragraph" style:parent-style-name="Standard" style:list-style-name="L1">
      <style:text-properties officeooo:rsid="001e66ef" officeooo:paragraph-rsid="001e66ef"/>
    </style:style>
    <style:style style:name="P6" style:family="paragraph" style:parent-style-name="Standard" style:list-style-name="L1">
      <style:text-properties fo:font-weight="bold" officeooo:rsid="0021245c" officeooo:paragraph-rsid="0021245c" style:font-weight-asian="bold" style:font-weight-complex="bold"/>
    </style:style>
    <style:style style:name="P7" style:family="paragraph" style:parent-style-name="Standard" style:list-style-name="L1">
      <style:text-properties fo:font-weight="bold" officeooo:rsid="00195f45" officeooo:paragraph-rsid="00246674" style:font-weight-asian="bold" style:font-weight-complex="bold"/>
    </style:style>
    <style:style style:name="P8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9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2" style:family="paragraph" style:parent-style-name="Standard" style:list-style-name="L1">
      <style:text-properties officeooo:rsid="00238e60" officeooo:paragraph-rsid="00238e60"/>
    </style:style>
    <style:style style:name="P13" style:family="paragraph" style:parent-style-name="Standard" style:list-style-name="L1">
      <style:text-properties officeooo:rsid="00246674" officeooo:paragraph-rsid="00246674"/>
    </style:style>
    <style:style style:name="T1" style:family="text">
      <style:text-properties officeooo:rsid="001ea80b"/>
    </style:style>
    <style:style style:name="T2" style:family="text">
      <style:text-properties officeooo:rsid="0022f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6674" style:font-weight-asian="bold" style:font-weight-complex="bold"/>
    </style:style>
    <style:style style:name="T5" style:family="text">
      <style:text-properties officeooo:rsid="00246674"/>
    </style:style>
    <style:style style:name="T6" style:family="text">
      <style:text-properties officeooo:rsid="0025cdce"/>
    </style:style>
    <style:style style:name="T7" style:family="text">
      <style:text-properties style:text-line-through-style="solid" style:text-line-through-type="single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nd artist?</text:p>
      <text:p text:style-name="P1">James is done by/on Monday.</text:p>
      <text:p text:style-name="P1">Go over what we did last time.</text:p>
      <text:p text:style-name="P1">The intro movie might get cut, but we might keep it too.</text:p>
      <text:p text:style-name="P2">We need:</text:p>
      <text:list xml:id="list8947371033880065624" text:style-name="L1">
        <text:list-item>
          <text:p text:style-name="P6">Zombies under the ground <text:span text:style-name="T2">bug. -James</text:span></text:p>
        </text:list-item>
        <text:list-item>
          <text:p text:style-name="P7">Damage<text:span text:style-name="T2"> -James</text:span></text:p>
        </text:list-item>
        <text:list-item>
          <text:p text:style-name="P7">Head Throw<text:span text:style-name="T2"> -James</text:span></text:p>
        </text:list-item>
        <text:list-item>
          <text:p text:style-name="P3"><text:span text:style-name="T3">Blood Splat (Screen wide effect/screen border) -</text:span><text:span text:style-name="T4">Katrina</text:span></text:p>
        </text:list-item>
        <text:list-item>
          <text:p text:style-name="P3"><text:span text:style-name="T7">Animate moon?</text:span> No poin<text:span text:style-name="T1">t, but maybe next version?</text:span></text:p>
        </text:list-item>
        <text:list-item>
          <text:p text:style-name="P3">Testing</text:p>
        </text:list-item>
        <text:list-item>
          <text:p text:style-name="P3">Balancing</text:p>
        </text:list-item>
        <text:list-item>
          <text:p text:style-name="P3">Porting -<text:span text:style-name="T6">Michael</text:span></text:p>
          <text:list>
            <text:list-item>
              <text:p text:style-name="P3">Windows 64</text:p>
            </text:list-item>
            <text:list-item>
              <text:p text:style-name="P3">Android</text:p>
            </text:list-item>
            <text:list-item>
              <text:p text:style-name="P3">HTML5/Web Browser</text:p>
            </text:list-item>
            <text:list-item>
              <text:p text:style-name="P3">Windows 32?</text:p>
            </text:list-item>
          </text:list>
        </text:list-item>
        <text:list-item>
          <text:p text:style-name="P8">Chalk Movie -<text:span text:style-name="T5">Katrina, James, Michael</text:span></text:p>
          <text:list>
            <text:list-item>
              <text:p text:style-name="P4">James has filmed before.</text:p>
            </text:list-item>
            <text:list-item>
              <text:p text:style-name="P4">Katrina can draw the chalk.</text:p>
            </text:list-item>
            <text:list-item>
              <text:p text:style-name="P5">Go in a circle if possible, otherwise fade the ends.</text:p>
            </text:list-item>
          </text:list>
        </text:list-item>
        <text:list-item>
          <text:p text:style-name="P9">Create and import sounds. -<text:span text:style-name="T5">Kristen? &amp; Michael</text:span></text:p>
        </text:list-item>
        <text:list-item>
          <text:p text:style-name="P10">Donation Button -<text:span text:style-name="T5">Michael</text:span></text:p>
        </text:list-item>
        <text:list-item>
          <text:p text:style-name="P11">Tutorial</text:p>
          <text:list>
            <text:list-item>
              <text:p text:style-name="P12">Could just be a video of somebody playing.</text:p>
            </text:list-item>
            <text:list-item>
              <text:p text:style-name="P13">Easiest is a text popup with words.</text:p>
              <text:list>
                <text:list-item>
                  <text:p text:style-name="P13">Screenshots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2T23:17:35.932000000</dc:date>
    <meta:editing-duration>PT27M21S</meta:editing-duration>
    <meta:editing-cycles>15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7" meta:word-count="138" meta:character-count="731" meta:non-whitespace-character-count="642"/>
  </office:meta>
</office:document-meta>
</file>